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5eb91e"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" office:value-type="string" calcext:value-type="string" table:number-columns-spanned="4" table:number-rows-spanned="1">
            <text:p>Автобусы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Марка</text:p>
          </table:table-cell>
          <table:table-cell table:style-name="ce8" office:value-type="string" calcext:value-type="string">
            <text:p>Год выпуска</text:p>
          </table:table-cell>
          <table:table-cell table:style-name="ce8" office:value-type="string" calcext:value-type="string">
            <text:p>Дата последнего ремонта</text:p>
          </table:table-cell>
          <table:table-cell table:number-columns-repeated="1638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string" calcext:value-type="string">
            <text:p>21.04.2021</text:p>
          </table:table-cell>
          <table:table-cell table:number-columns-repeated="1638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12.12.2022</text:p>
          </table:table-cell>
          <table:table-cell table:number-columns-repeated="16380"/>
        </table:table-row>
        <table:table-row table:style-name="ro3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01.01.2019</text:p>
          </table:table-cell>
          <table:table-cell table:number-columns-repeated="1638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03.06.2020</text:p>
          </table:table-cell>
          <table:table-cell table:number-columns-repeated="1638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08.03.2021</text:p>
          </table:table-cell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6" table:number-rows-spanned="1">
            <text:p>Маршруты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Номер маршрута</text:p>
          </table:table-cell>
          <table:table-cell table:style-name="ce6" office:value-type="string" calcext:value-type="string">
            <text:p>Город 1</text:p>
          </table:table-cell>
          <table:table-cell table:style-name="ce6" office:value-type="string" calcext:value-type="string">
            <text:p>Город 2</text:p>
          </table:table-cell>
          <table:table-cell table:style-name="ce6" office:value-type="string" calcext:value-type="string">
            <text:p>Автобус</text:p>
          </table:table-cell>
          <table:table-cell table:style-name="ce6" office:value-type="string" calcext:value-type="string">
            <text:p>Водитель</text:p>
          </table:table-cell>
          <table:table-cell table:number-columns-repeated="1637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Города</text:p>
          </table:table-cell>
          <table:covered-table-cell table:style-name="ce7"/>
          <table:table-cell table:style-name="ce7"/>
          <table:table-cell table:number-columns-repeated="16381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Название</text:p>
          </table:table-cell>
          <table:table-cell table:number-columns-repeated="1638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Урюпинск</text:p>
          </table:table-cell>
          <table:table-cell table:number-columns-repeated="1638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Моршанск</text:p>
          </table:table-cell>
          <table:table-cell table:number-columns-repeated="1638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Буй</text:p>
          </table:table-cell>
          <table:table-cell table:number-columns-repeated="1638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Караганда</text:p>
          </table:table-cell>
          <table:table-cell table:number-columns-repeated="1638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Вашингтон</text:p>
          </table:table-cell>
          <table:table-cell table:number-columns-repeated="16382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3" table:number-rows-spanned="1">
            <text:p>Марки автобусов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Марка</text:p>
          </table:table-cell>
          <table:table-cell table:style-name="ce6" office:value-type="string" calcext:value-type="string">
            <text:p>Страна пр-ва</text:p>
          </table:table-cell>
          <table:table-cell table:number-columns-repeated="1638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ЛиАЗ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НефАЗ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karu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8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МАЗ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81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6" table:number-rows-spanned="1">
            <text:p>Сотрудники</text:p>
          </table:table-cell>
          <table:covered-table-cell table:number-columns-repeated="4" table:style-name="ce7"/>
          <table:covered-table-cell/>
          <table:table-cell table:number-columns-repeated="16378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Фамилия</text:p>
          </table:table-cell>
          <table:table-cell table:style-name="ce8" office:value-type="string" calcext:value-type="string">
            <text:p>Год рождения</text:p>
          </table:table-cell>
          <table:table-cell table:style-name="ce6" office:value-type="string" calcext:value-type="string">
            <text:p>Гражданство</text:p>
          </table:table-cell>
          <table:table-cell table:style-name="ce6" office:value-type="string" calcext:value-type="string">
            <text:p>Тип персонала</text:p>
          </table:table-cell>
          <table:table-cell table:style-name="ce6" office:value-type="string" calcext:value-type="string">
            <text:p>Квалификация</text:p>
          </table:table-cell>
          <table:table-cell table:number-columns-repeated="1637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</text:p>
          </table:table-cell>
          <table:table-cell table:style-name="ce3" office:value-type="float" office:value="1949" calcext:value-type="float">
            <text:p>19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Петров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7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Сидоров</text:p>
          </table:table-cell>
          <table:table-cell table:style-name="ce3" office:value-type="float" office:value="1989" calcext:value-type="float">
            <text:p>19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Байден</text:p>
          </table:table-cell>
          <table:table-cell table:style-name="ce3" office:value-type="float" office:value="1242" calcext:value-type="float">
            <text:p>124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Шольц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Штирлиц</text:p>
          </table:table-cell>
          <table:table-cell table:style-name="ce3" office:value-type="float" office:value="1976" calcext:value-type="float">
            <text:p>197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78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Тип персонала</text:p>
          </table:table-cell>
          <table:covered-table-cell/>
          <table:table-cell table:number-columns-repeated="1638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Должность</text:p>
          </table:table-cell>
          <table:table-cell table:number-columns-repeated="1638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Водитель</text:p>
          </table:table-cell>
          <table:table-cell table:number-columns-repeated="1638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Механик</text:p>
          </table:table-cell>
          <table:table-cell table:number-columns-repeated="1638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Уборщица</text:p>
          </table:table-cell>
          <table:table-cell table:number-columns-repeated="1638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Директор</text:p>
          </table:table-cell>
          <table:table-cell table:number-columns-repeated="1638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Бухгалтер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5">
          <table:table-cell table:style-name="ce5" office:value-type="string" calcext:value-type="string" table:number-columns-spanned="2" table:number-rows-spanned="1">
            <text:p>Квалификация</text:p>
          </table:table-cell>
          <table:covered-table-cell/>
          <table:table-cell table:number-columns-repeated="16382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Квалификация</text:p>
          </table:table-cell>
          <table:table-cell table:number-columns-repeated="1638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ладший</text:p>
          </table:table-cell>
          <table:table-cell table:number-columns-repeated="1638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редний</text:p>
          </table:table-cell>
          <table:table-cell table:number-columns-repeated="1638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Старший</text:p>
          </table:table-cell>
          <table:table-cell table:number-columns-repeated="1638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Ведущий</text:p>
          </table:table-cell>
          <table:table-cell table:number-columns-repeated="1638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Главный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Страны</text:p>
          </table:table-cell>
          <table:covered-table-cell table:style-name="ce7"/>
          <table:table-cell table:number-columns-repeated="1638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Название</text:p>
          </table:table-cell>
          <table:table-cell table:number-columns-repeated="1638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Россия</text:p>
          </table:table-cell>
          <table:table-cell table:number-columns-repeated="1638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Германия</text:p>
          </table:table-cell>
          <table:table-cell table:number-columns-repeated="1638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США</text:p>
          </table:table-cell>
          <table:table-cell table:number-columns-repeated="1638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Кот-Д´Ивуар</text:p>
          </table:table-cell>
          <table:table-cell table:number-columns-repeated="1638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Свазиленд</text:p>
          </table:table-cell>
          <table:table-cell table:number-columns-repeated="1638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Венгрия</text:p>
          </table:table-cell>
          <table:table-cell table:number-columns-repeated="16382"/>
        </table:table-row>
        <table:table-row table:style-name="ro3" table:number-rows-repeated="104850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1:23:23.218246080</meta:creation-date>
    <meta:generator>LibreOffice/7.4.6.2$Linux_X86_64 LibreOffice_project/40$Build-2</meta:generator>
    <dc:date>2023-03-25T22:19:02.724535798</dc:date>
    <meta:editing-duration>PT55M40S</meta:editing-duration>
    <meta:editing-cycles>1</meta:editing-cycles>
    <meta:document-statistic meta:table-count="1" meta:cell-count="163" meta:object-count="0"/>
  </office:meta>
</office:document-meta>
</file>